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alibri1" svg:font-family="Calibri"/>
    <style:font-face style:name="Arial1" svg:font-family="Arial" style:font-pitch="variable"/>
    <style:font-face style:name="Calibri" svg:font-family="Calibri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41719c" draw:shadow="hidden"/>
    </style:style>
    <style:style style:name="gr2" style:family="graphic" style:parent-style-name="standard">
      <style:graphic-properties draw:stroke="solid" svg:stroke-width="0.026cm" svg:stroke-color="#31528f" svg:stroke-opacity="100%" draw:stroke-linejoin="round" svg:stroke-linecap="round" draw:fill="none" fo:padding-top="0.138cm" fo:padding-bottom="0.138cm" fo:padding-left="0.263cm" fo:padding-right="0.263cm" draw:shadow="hidden"/>
    </style:style>
    <style:style style:name="gr3" style:family="graphic" style:parent-style-name="standard">
      <style:graphic-properties draw:stroke="none" draw:fill="none" draw:textarea-vertical-align="middle" fo:min-height="0.858cm" fo:min-width="2.54cm" fo:padding-top="0.071cm" fo:padding-bottom="0.071cm" fo:padding-left="0.071cm" fo:padding-right="0.071cm"/>
      <style:paragraph-properties style:writing-mode="lr-tb"/>
    </style:style>
    <style:style style:name="gr4" style:family="graphic" style:parent-style-name="standard">
      <style:graphic-properties draw:stroke="solid" svg:stroke-width="0.035cm" svg:stroke-color="#4672c4" draw:marker-end="Marker_5f_0" draw:marker-end-width="0.344cm" svg:stroke-opacity="100%" draw:stroke-linejoin="round" svg:stroke-linecap="round" draw:fill="none" fo:padding-top="0.142cm" fo:padding-bottom="0.142cm" fo:padding-left="0.267cm" fo:padding-right="0.267cm" draw:shadow="hidden"/>
    </style:style>
    <style:style style:name="gr5" style:family="graphic" style:parent-style-name="standard">
      <style:graphic-properties draw:stroke="none" draw:fill="solid" draw:fill-color="#5983b0" draw:shadow="hidden"/>
    </style:style>
    <style:style style:name="gr6" style:family="graphic" style:parent-style-name="standard">
      <style:graphic-properties draw:stroke="solid" svg:stroke-width="0.009cm" svg:stroke-color="#c8c8c8" svg:stroke-opacity="100%" draw:stroke-linejoin="round" svg:stroke-linecap="round" draw:fill="solid" draw:fill-color="#5983b0" fo:padding-top="0.129cm" fo:padding-bottom="0.129cm" fo:padding-left="0.254cm" fo:padding-right="0.254cm" draw:shadow="hidden"/>
    </style:style>
    <style:style style:name="gr7" style:family="graphic" style:parent-style-name="standard">
      <style:graphic-properties draw:stroke="none" draw:fill="solid" draw:fill-color="#5983b0" draw:textarea-vertical-align="middle" fo:min-height="1.358cm" fo:min-width="2.54cm" fo:padding-top="0.071cm" fo:padding-bottom="0.071cm" fo:padding-left="0.071cm" fo:padding-right="0.071cm"/>
      <style:paragraph-properties style:writing-mode="lr-tb"/>
    </style:style>
    <style:style style:name="gr8" style:family="graphic" style:parent-style-name="standard">
      <style:graphic-properties draw:stroke="none" draw:fill="solid" draw:fill-color="#759fcc" draw:shadow="hidden"/>
    </style:style>
    <style:style style:name="gr9" style:family="graphic" style:parent-style-name="standard">
      <style:graphic-properties draw:stroke="solid" svg:stroke-width="0.026cm" svg:stroke-color="#3d64ac" svg:stroke-opacity="100%" draw:stroke-linejoin="round" svg:stroke-linecap="round" draw:fill="none" fo:padding-top="0.138cm" fo:padding-bottom="0.138cm" fo:padding-left="0.263cm" fo:padding-right="0.263cm" draw:shadow="hidden"/>
    </style:style>
    <style:style style:name="gr10" style:family="graphic" style:parent-style-name="standard">
      <style:graphic-properties draw:stroke="none" draw:fill="none" draw:textarea-vertical-align="middle" fo:min-height="1.358cm" fo:min-width="2.54cm" fo:padding-top="0.071cm" fo:padding-bottom="0.071cm" fo:padding-left="0.071cm" fo:padding-right="0.071cm"/>
      <style:paragraph-properties style:writing-mode="lr-tb"/>
    </style:style>
    <style:style style:name="gr11" style:family="graphic" style:parent-style-name="standard">
      <style:graphic-properties draw:stroke="none" draw:fill="none" draw:textarea-vertical-align="middle" fo:min-height="1.343cm" fo:min-width="2.54cm" fo:padding-top="0.071cm" fo:padding-bottom="0.071cm" fo:padding-left="0.071cm" fo:padding-right="0.071cm"/>
      <style:paragraph-properties style:writing-mode="lr-tb"/>
    </style:style>
    <style:style style:name="gr12" style:family="graphic" style:parent-style-name="standard">
      <style:graphic-properties draw:stroke="none" draw:fill="none" draw:textarea-vertical-align="middle" fo:min-height="0.341cm" fo:min-width="2.54cm" fo:padding-top="0.141cm" fo:padding-bottom="0.141cm" fo:padding-left="0.141cm" fo:padding-right="0.141cm"/>
      <style:paragraph-properties style:writing-mode="lr-tb"/>
    </style:style>
    <style:style style:name="gr13" style:family="graphic" style:parent-style-name="standard">
      <style:graphic-properties svg:stroke-width="0.035cm" draw:marker-start="Arrow" draw:marker-start-width="0.252cm" draw:marker-end-width="0.252cm" draw:textarea-vertical-align="middle" fo:padding-top="0.142cm" fo:padding-bottom="0.142cm" fo:padding-left="0.267cm" fo:padding-right="0.267cm"/>
    </style:style>
    <style:style style:name="P1" style:family="paragraph">
      <loext:graphic-properties draw:fill="solid" draw:fill-color="#41719c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loext:graphic-properties draw:fill="solid" draw:fill-color="#5983b0"/>
    </style:style>
    <style:style style:name="P6" style:family="paragraph">
      <loext:graphic-properties draw:fill="solid" draw:fill-color="#5983b0"/>
      <style:paragraph-properties fo:margin-left="0cm" fo:margin-right="0cm" fo:margin-top="0cm" fo:margin-bottom="0cm" fo:line-height="120%" fo:text-align="center" fo:text-indent="0cm" style:writing-mode="lr-tb"/>
    </style:style>
    <style:style style:name="P7" style:family="paragraph">
      <loext:graphic-properties draw:fill="solid" draw:fill-color="#759fcc"/>
    </style:style>
    <style:style style:name="P8" style:family="paragraph">
      <loext:graphic-properties draw:fill="none"/>
      <style:paragraph-properties style:writing-mode="lr-tb"/>
      <style:text-properties fo:color="#ffffff"/>
    </style:style>
    <style:style style:name="P9" style:family="paragraph">
      <loext:graphic-properties draw:fill="none"/>
      <style:paragraph-properties fo:margin-left="0cm" fo:margin-right="0cm" fo:margin-top="0cm" fo:margin-bottom="0cm" fo:line-height="120%" fo:text-align="center" fo:text-indent="0cm" style:writing-mode="lr-tb"/>
    </style:style>
    <style:style style:name="P10" style:family="paragraph">
      <style:paragraph-properties fo:text-align="center"/>
    </style:style>
    <style:style style:name="T1" style:family="text">
      <style:text-properties fo:color="#feffff" style:font-name="Calibri1" fo:font-size="8pt" style:font-name-asian="Calibri1" style:font-size-asian="8pt" style:font-name-complex="Calibri1" style:font-size-complex="8pt"/>
    </style:style>
    <style:style style:name="T2" style:family="text">
      <style:text-properties fo:color="#ffffff" style:font-name="Calibri1" fo:font-size="8pt" style:font-name-asian="Calibri1" style:font-size-asian="8pt" style:font-name-complex="Calibri1" style:font-size-complex="8pt"/>
    </style:style>
    <style:style style:name="T3" style:family="text">
      <style:text-properties fo:color="#000000" style:font-name="Calibri1" fo:font-size="8pt" style:font-name-asian="Calibri1" style:font-size-asian="8pt" style:font-name-complex="Calibri1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Zeichenblatt-1" draw:style-name="dp1" draw:master-page-name="PM0">
        <draw:g>
          <draw:g>
            <draw:path draw:style-name="gr1" draw:text-style-name="P1" draw:layer="layout" svg:width="2.5cm" svg:height="1cm" svg:x="6.4cm" svg:y="1.4cm" svg:viewBox="0 0 2501 1001" svg:d="M500 1001h1502c87 0 174-23 250-67s139-107 183-183c43-76 66-163 66-251 0-87-23-174-66-250-44-76-107-139-183-183s-163-67-250-67h-1502c-87 0-174 23-250 67s-139 107-183 183c-43 76-67 163-67 251 0 87 24 174 67 250 44 76 107 139 183 183s163 67 250 67z">
              <text:p/>
            </draw:path>
            <draw:path draw:style-name="gr2" draw:text-style-name="P2" draw:layer="layout" svg:width="2.5cm" svg:height="1cm" svg:x="6.4cm" svg:y="1.4cm" svg:viewBox="0 0 2501 1001" svg:d="M500 1001h1502c87 0 174-23 250-67s139-107 183-183c43-76 66-163 66-251 0-87-23-174-66-250-44-76-107-139-183-183s-163-67-250-67h-1502c-87 0-174 23-250 67s-139 107-183 183c-43 76-67 163-67 251 0 87 24 174 67 250 44 76 107 139 183 183s163 67 250 67z">
              <text:p/>
            </draw:path>
          </draw:g>
          <draw:frame draw:style-name="gr3" draw:text-style-name="P4" draw:layer="layout" svg:width="2.5cm" svg:height="1cm" svg:x="6.4cm" svg:y="1.4cm">
            <draw:text-box>
              <text:p text:style-name="P3"><text:span text:style-name="T1">Start Mikrocontroller</text:span></text:p>
            </draw:text-box>
          </draw:frame>
        </draw:g>
        <draw:line draw:style-name="gr4" draw:text-style-name="P2" draw:layer="layout" svg:x1="7.65cm" svg:y1="2.4cm" svg:x2="7.65cm" svg:y2="3.9cm">
          <text:p/>
        </draw:line>
        <draw:g>
          <draw:g>
            <draw:polygon draw:style-name="gr5" draw:text-style-name="P5" draw:layer="layout" svg:width="2.5cm" svg:height="1.5cm" svg:x="6.4cm" svg:y="3.9cm" svg:viewBox="0 0 2501 1501" draw:points="0,1501 2501,1501 2501,0 0,0">
              <text:p/>
            </draw:polygon>
            <draw:polygon draw:style-name="gr6" draw:text-style-name="P5" draw:layer="layout" svg:width="2.5cm" svg:height="1.5cm" svg:x="6.4cm" svg:y="3.9cm" svg:viewBox="0 0 2501 1501" draw:points="0,1501 2501,1501 2501,0 0,0">
              <text:p/>
            </draw:polygon>
          </draw:g>
          <draw:frame draw:style-name="gr7" draw:text-style-name="P6" draw:layer="layout" svg:width="2.5cm" svg:height="1.5cm" svg:x="6.4cm" svg:y="3.9cm">
            <draw:text-box>
              <text:p text:style-name="P3"><text:span text:style-name="T1">Ausführen der setup()-Funktion</text:span></text:p>
            </draw:text-box>
          </draw:frame>
        </draw:g>
        <draw:line draw:style-name="gr4" draw:text-style-name="P2" draw:layer="layout" svg:x1="4.9cm" svg:y1="4.65cm" svg:x2="6.4cm" svg:y2="4.65cm">
          <text:p/>
        </draw:line>
        <draw:g>
          <draw:g>
            <draw:polygon draw:style-name="gr8" draw:text-style-name="P7" draw:layer="layout" svg:width="4.5cm" svg:height="1.5cm" svg:x="0.4cm" svg:y="3.9cm" svg:viewBox="0 0 4501 1501" draw:points="0,1501 4501,1501 4501,0 0,0">
              <text:p/>
            </draw:polygon>
            <draw:path draw:style-name="gr9" draw:text-style-name="P2" draw:layer="layout" svg:width="4.5cm" svg:height="1.5cm" svg:x="0.4cm" svg:y="3.9cm" svg:viewBox="0 0 4501 1501" svg:d="M0 1501h4501v-1501h-4501zM300 1501v-1501M4201 1501v-1501">
              <text:p/>
            </draw:path>
          </draw:g>
          <draw:frame draw:style-name="gr10" draw:text-style-name="P8" draw:layer="layout" svg:width="3.9cm" svg:height="1.5cm" svg:x="0.7cm" svg:y="3.9cm">
            <draw:text-box>
              <text:p text:style-name="P3"><text:span text:style-name="T2">- Sensoren initialisieren</text:span></text:p>
              <text:p text:style-name="P3"><text:span text:style-name="T2">- Aktoren initialisieren</text:span></text:p>
            </draw:text-box>
          </draw:frame>
        </draw:g>
        <draw:g>
          <draw:g>
            <draw:polygon draw:style-name="gr1" draw:text-style-name="P1" draw:layer="layout" svg:width="3.3cm" svg:height="1.98cm" svg:x="6cm" svg:y="6.9cm" svg:viewBox="0 0 3301 1981" draw:points="0,990 1650,0 3301,990 1650,1981">
              <text:p/>
            </draw:polygon>
            <draw:polygon draw:style-name="gr2" draw:text-style-name="P2" draw:layer="layout" svg:width="3.3cm" svg:height="1.98cm" svg:x="6cm" svg:y="6.9cm" svg:viewBox="0 0 3301 1981" draw:points="0,990 1650,0 3301,990 1650,1981">
              <text:p/>
            </draw:polygon>
          </draw:g>
          <draw:frame draw:style-name="gr11" draw:text-style-name="P4" draw:layer="layout" svg:width="2.75cm" svg:height="1.485cm" svg:x="6.275cm" svg:y="7.148cm">
            <draw:text-box>
              <text:p text:style-name="P3"><text:span text:style-name="T1">Aktoren</text:span></text:p>
              <text:p text:style-name="P3"><text:span text:style-name="T1">gesetzt</text:span></text:p>
            </draw:text-box>
          </draw:frame>
        </draw:g>
        <draw:line draw:style-name="gr4" draw:text-style-name="P2" draw:layer="layout" svg:x1="7.65cm" svg:y1="5.4cm" svg:x2="7.65cm" svg:y2="6.9cm">
          <text:p/>
        </draw:line>
        <draw:g>
          <draw:g>
            <draw:polygon draw:style-name="gr5" draw:text-style-name="P5" draw:layer="layout" svg:width="3.3cm" svg:height="1.5cm" svg:x="10.8cm" svg:y="7.14cm" svg:viewBox="0 0 3301 1501" draw:points="0,1501 3301,1501 3301,0 0,0">
              <text:p/>
            </draw:polygon>
            <draw:polygon draw:style-name="gr6" draw:text-style-name="P5" draw:layer="layout" svg:width="3.3cm" svg:height="1.5cm" svg:x="10.8cm" svg:y="7.14cm" svg:viewBox="0 0 3301 1501" draw:points="0,1501 3301,1501 3301,0 0,0">
              <text:p/>
            </draw:polygon>
          </draw:g>
          <draw:frame draw:style-name="gr7" draw:text-style-name="P6" draw:layer="layout" svg:width="3.3cm" svg:height="1.5cm" svg:x="10.8cm" svg:y="7.14cm">
            <draw:text-box>
              <text:p text:style-name="P3"><text:span text:style-name="T1">Alle Eingänge auf Default setzen</text:span></text:p>
            </draw:text-box>
          </draw:frame>
        </draw:g>
        <draw:polyline draw:style-name="gr4" draw:text-style-name="P2" draw:layer="layout" svg:width="4.8cm" svg:height="0.99cm" svg:x="7.65cm" svg:y="6.15cm" svg:viewBox="0 0 4801 991" draw:points="4801,991 4801,0 0,0 0,752">
          <text:p/>
        </draw:polyline>
        <draw:g>
          <draw:line draw:style-name="gr4" draw:text-style-name="P2" draw:layer="layout" svg:x1="9.3cm" svg:y1="7.89cm" svg:x2="10.8cm" svg:y2="7.89cm">
            <text:p/>
          </draw:line>
          <draw:frame draw:style-name="gr12" draw:text-style-name="P4" draw:layer="layout" svg:width="1.411cm" svg:height="0.623cm" svg:x="9.289cm" svg:y="7.3cm">
            <draw:text-box>
              <text:p text:style-name="P3"><text:span text:style-name="T3">Nein</text:span></text:p>
            </draw:text-box>
          </draw:frame>
        </draw:g>
        <draw:g>
          <draw:g>
            <draw:polygon draw:style-name="gr1" draw:text-style-name="P1" draw:layer="layout" svg:width="3.3cm" svg:height="1.98cm" svg:x="6cm" svg:y="10.38cm" svg:viewBox="0 0 3301 1981" draw:points="0,990 1650,0 3301,990 1650,1981">
              <text:p/>
            </draw:polygon>
            <draw:polygon draw:style-name="gr2" draw:text-style-name="P2" draw:layer="layout" svg:width="3.3cm" svg:height="1.98cm" svg:x="6cm" svg:y="10.38cm" svg:viewBox="0 0 3301 1981" draw:points="0,990 1650,0 3301,990 1650,1981">
              <text:p/>
            </draw:polygon>
          </draw:g>
          <draw:frame draw:style-name="gr11" draw:text-style-name="P4" draw:layer="layout" svg:width="2.75cm" svg:height="1.485cm" svg:x="6.275cm" svg:y="10.628cm">
            <draw:text-box>
              <text:p text:style-name="P3"><text:span text:style-name="T1">Sensoren</text:span></text:p>
              <text:p text:style-name="P3"><text:span text:style-name="T1">alle verfügbar</text:span></text:p>
            </draw:text-box>
          </draw:frame>
        </draw:g>
        <draw:g>
          <draw:line draw:style-name="gr4" draw:text-style-name="P2" draw:layer="layout" svg:x1="7.65cm" svg:y1="8.88cm" svg:x2="7.65cm" svg:y2="10.379cm">
            <text:p/>
          </draw:line>
          <draw:frame draw:style-name="gr12" draw:text-style-name="P9" draw:layer="layout" svg:width="1.411cm" svg:height="0.623cm" svg:x="6.7cm" svg:y="9.1cm">
            <draw:text-box>
              <text:p text:style-name="P3"><text:span text:style-name="T3">Ja</text:span></text:p>
            </draw:text-box>
          </draw:frame>
        </draw:g>
        <draw:g>
          <draw:g>
            <draw:polygon draw:style-name="gr5" draw:text-style-name="P5" draw:layer="layout" svg:width="3.3cm" svg:height="1.5cm" svg:x="10.8cm" svg:y="10.62cm" svg:viewBox="0 0 3301 1501" draw:points="0,1501 3301,1501 3301,0 0,0">
              <text:p/>
            </draw:polygon>
            <draw:polygon draw:style-name="gr6" draw:text-style-name="P5" draw:layer="layout" svg:width="3.3cm" svg:height="1.5cm" svg:x="10.8cm" svg:y="10.62cm" svg:viewBox="0 0 3301 1501" draw:points="0,1501 3301,1501 3301,0 0,0">
              <text:p/>
            </draw:polygon>
          </draw:g>
          <draw:frame draw:style-name="gr7" draw:text-style-name="P6" draw:layer="layout" svg:width="3.3cm" svg:height="1.5cm" svg:x="10.8cm" svg:y="10.62cm">
            <draw:text-box>
              <text:p text:style-name="P3"><text:span text:style-name="T1">- Initialisierung prüfen</text:span></text:p>
              <text:p text:style-name="P3"><text:span text:style-name="T1">- Sensordaten abfragen</text:span></text:p>
            </draw:text-box>
          </draw:frame>
        </draw:g>
        <draw:polyline draw:style-name="gr4" draw:text-style-name="P2" draw:layer="layout" svg:width="4.8cm" svg:height="0.99cm" svg:x="7.65cm" svg:y="9.63cm" svg:viewBox="0 0 4801 991" draw:points="4801,991 4801,0 0,0 0,752">
          <text:p/>
        </draw:polyline>
        <draw:g>
          <draw:line draw:style-name="gr4" draw:text-style-name="P2" draw:layer="layout" svg:x1="9.3cm" svg:y1="11.4cm" svg:x2="10.8cm" svg:y2="11.4cm">
            <text:p/>
          </draw:line>
          <draw:frame draw:style-name="gr12" draw:text-style-name="P4" draw:layer="layout" svg:width="1.411cm" svg:height="0.623cm" svg:x="9.189cm" svg:y="10.877cm">
            <draw:text-box>
              <text:p text:style-name="P3"><text:span text:style-name="T3">Nein</text:span></text:p>
            </draw:text-box>
          </draw:frame>
        </draw:g>
        <draw:g>
          <draw:g>
            <draw:path draw:style-name="gr1" draw:text-style-name="P1" draw:layer="layout" svg:width="2.501cm" svg:height="1cm" svg:x="6.4cm" svg:y="13.86cm" svg:viewBox="0 0 2502 1001" svg:d="M500 1001h1502c87 0 174-23 250-67s139-107 183-183 67-163 67-251c0-87-23-174-67-250s-107-139-183-183-163-67-250-67h-1502c-87 0-174 23-250 67s-139 107-183 183-67 163-67 251c0 87 23 174 67 250s107 139 183 183 163 67 250 67z">
              <text:p/>
            </draw:path>
            <draw:path draw:style-name="gr2" draw:text-style-name="P2" draw:layer="layout" svg:width="2.501cm" svg:height="1cm" svg:x="6.4cm" svg:y="13.86cm" svg:viewBox="0 0 2502 1001" svg:d="M500 1001h1502c87 0 174-23 250-67s139-107 183-183 67-163 67-251c0-87-23-174-67-250s-107-139-183-183-163-67-250-67h-1502c-87 0-174 23-250 67s-139 107-183 183-67 163-67 251c0 87 23 174 67 250s107 139 183 183 163 67 250 67z">
              <text:p/>
            </draw:path>
          </draw:g>
          <draw:frame draw:style-name="gr3" draw:text-style-name="P4" draw:layer="layout" svg:width="2.5cm" svg:height="1cm" svg:x="6.4cm" svg:y="13.86cm">
            <draw:text-box>
              <text:p text:style-name="P3"><text:span text:style-name="T1">Generelle Arbeit beginnen</text:span></text:p>
            </draw:text-box>
          </draw:frame>
        </draw:g>
        <draw:g>
          <draw:line draw:style-name="gr4" draw:text-style-name="P2" draw:layer="layout" svg:x1="7.651cm" svg:y1="12.372cm" svg:x2="7.651cm" svg:y2="13.871cm">
            <text:p/>
          </draw:line>
          <draw:frame draw:style-name="gr12" draw:text-style-name="P9" draw:layer="layout" svg:width="1.411cm" svg:height="0.623cm" svg:x="6.701cm" svg:y="12.592cm">
            <draw:text-box>
              <text:p text:style-name="P3"><text:span text:style-name="T3">Ja</text:span></text:p>
            </draw:text-box>
          </draw:frame>
        </draw:g>
        <draw:g>
          <draw:g>
            <draw:path draw:style-name="gr1" draw:text-style-name="P1" draw:layer="layout" svg:width="2.5cm" svg:height="1cm" svg:x="18.997cm" svg:y="1.401cm" svg:viewBox="0 0 2501 1001" svg:d="M500 1001h1502c87 0 174-23 250-67s139-107 183-183c43-76 66-163 66-251 0-87-23-174-66-250-44-76-107-139-183-183s-163-67-250-67h-1502c-87 0-174 23-250 67s-139 107-183 183c-43 76-67 163-67 251 0 87 24 174 67 250 44 76 107 139 183 183s163 67 250 67z">
              <text:p/>
            </draw:path>
            <draw:path draw:style-name="gr2" draw:text-style-name="P2" draw:layer="layout" svg:width="2.5cm" svg:height="1cm" svg:x="18.997cm" svg:y="1.401cm" svg:viewBox="0 0 2501 1001" svg:d="M500 1001h1502c87 0 174-23 250-67s139-107 183-183c43-76 66-163 66-251 0-87-23-174-66-250-44-76-107-139-183-183s-163-67-250-67h-1502c-87 0-174 23-250 67s-139 107-183 183c-43 76-67 163-67 251 0 87 24 174 67 250 44 76 107 139 183 183s163 67 250 67z">
              <text:p/>
            </draw:path>
          </draw:g>
          <draw:frame draw:style-name="gr3" draw:text-style-name="P4" draw:layer="layout" svg:width="2.5cm" svg:height="1cm" svg:x="18.997cm" svg:y="1.401cm">
            <draw:text-box>
              <text:p text:style-name="P3"><text:span text:style-name="T1">Grundinitialisierung</text:span></text:p>
              <text:p text:style-name="P3"><text:span text:style-name="T1">abgeschlossen</text:span></text:p>
            </draw:text-box>
          </draw:frame>
        </draw:g>
        <draw:line draw:style-name="gr4" draw:text-style-name="P2" draw:layer="layout" svg:x1="20.247cm" svg:y1="2.401cm" svg:x2="20.247cm" svg:y2="3.901cm">
          <text:p/>
        </draw:line>
        <draw:g xml:id="id1" draw:id="id1">
          <draw:g>
            <draw:polygon draw:style-name="gr5" draw:text-style-name="P5" draw:layer="layout" svg:width="2.5cm" svg:height="1.5cm" svg:x="18.997cm" svg:y="3.901cm" svg:viewBox="0 0 2501 1501" draw:points="0,1501 2501,1501 2501,0 0,0">
              <text:p/>
            </draw:polygon>
            <draw:polygon draw:style-name="gr6" draw:text-style-name="P5" draw:layer="layout" svg:width="2.5cm" svg:height="1.5cm" svg:x="18.997cm" svg:y="3.901cm" svg:viewBox="0 0 2501 1501" draw:points="0,1501 2501,1501 2501,0 0,0">
              <text:p/>
            </draw:polygon>
          </draw:g>
          <draw:frame draw:style-name="gr7" draw:text-style-name="P6" draw:layer="layout" svg:width="2.5cm" svg:height="1.5cm" svg:x="18.997cm" svg:y="3.901cm">
            <draw:text-box>
              <text:p text:style-name="P3"><text:span text:style-name="T1">Ausführen der loop()-Funktion</text:span></text:p>
            </draw:text-box>
          </draw:frame>
        </draw:g>
        <draw:g>
          <draw:g>
            <draw:polygon draw:style-name="gr1" draw:text-style-name="P1" draw:layer="layout" svg:width="3.3cm" svg:height="1.98cm" svg:x="18.597cm" svg:y="6.901cm" svg:viewBox="0 0 3301 1981" draw:points="0,990 1650,0 3301,990 1650,1981">
              <text:p/>
            </draw:polygon>
            <draw:polygon draw:style-name="gr2" draw:text-style-name="P2" draw:layer="layout" svg:width="3.3cm" svg:height="1.98cm" svg:x="18.597cm" svg:y="6.901cm" svg:viewBox="0 0 3301 1981" draw:points="0,990 1650,0 3301,990 1650,1981">
              <text:p/>
            </draw:polygon>
          </draw:g>
          <draw:frame draw:style-name="gr11" draw:text-style-name="P4" draw:layer="layout" svg:width="2.75cm" svg:height="1.485cm" svg:x="18.872cm" svg:y="7.149cm">
            <draw:text-box>
              <text:p text:style-name="P3"><text:span text:style-name="T1">Sensor(-en) liefern</text:span></text:p>
              <text:p text:style-name="P3"><text:span text:style-name="T1">Wert(e)</text:span></text:p>
            </draw:text-box>
          </draw:frame>
        </draw:g>
        <draw:line draw:style-name="gr4" draw:text-style-name="P2" draw:layer="layout" svg:x1="20.247cm" svg:y1="5.401cm" svg:x2="20.247cm" svg:y2="6.901cm">
          <text:p/>
        </draw:line>
        <draw:g>
          <draw:g>
            <draw:polygon draw:style-name="gr5" draw:text-style-name="P5" draw:layer="layout" svg:width="3.3cm" svg:height="1.5cm" svg:x="23.397cm" svg:y="7.141cm" svg:viewBox="0 0 3301 1501" draw:points="0,1501 3301,1501 3301,0 0,0">
              <text:p/>
            </draw:polygon>
            <draw:polygon draw:style-name="gr6" draw:text-style-name="P5" draw:layer="layout" svg:width="3.3cm" svg:height="1.5cm" svg:x="23.397cm" svg:y="7.141cm" svg:viewBox="0 0 3301 1501" draw:points="0,1501 3301,1501 3301,0 0,0">
              <text:p/>
            </draw:polygon>
          </draw:g>
          <draw:frame draw:style-name="gr7" draw:text-style-name="P6" draw:layer="layout" svg:width="3.3cm" svg:height="1.5cm" svg:x="23.397cm" svg:y="7.141cm">
            <draw:text-box>
              <text:p text:style-name="P3"><text:span text:style-name="T1">Auf Antwort warten</text:span></text:p>
            </draw:text-box>
          </draw:frame>
        </draw:g>
        <draw:polyline draw:style-name="gr4" draw:text-style-name="P2" draw:layer="layout" svg:width="4.8cm" svg:height="0.99cm" svg:x="20.247cm" svg:y="6.151cm" svg:viewBox="0 0 4801 991" draw:points="4801,991 4801,0 0,0 0,752">
          <text:p/>
        </draw:polyline>
        <draw:g>
          <draw:line draw:style-name="gr4" draw:text-style-name="P2" draw:layer="layout" svg:x1="21.897cm" svg:y1="7.891cm" svg:x2="23.397cm" svg:y2="7.891cm">
            <text:p/>
          </draw:line>
          <draw:frame draw:style-name="gr12" draw:text-style-name="P4" draw:layer="layout" svg:width="1.411cm" svg:height="0.623cm" svg:x="21.886cm" svg:y="7.301cm">
            <draw:text-box>
              <text:p text:style-name="P3"><text:span text:style-name="T3">Nein</text:span></text:p>
            </draw:text-box>
          </draw:frame>
        </draw:g>
        <draw:g>
          <draw:g>
            <draw:polygon draw:style-name="gr1" draw:text-style-name="P1" draw:layer="layout" svg:width="3.3cm" svg:height="1.98cm" svg:x="18.597cm" svg:y="10.381cm" svg:viewBox="0 0 3301 1981" draw:points="0,990 1650,0 3301,990 1650,1981">
              <text:p/>
            </draw:polygon>
            <draw:polygon draw:style-name="gr2" draw:text-style-name="P2" draw:layer="layout" svg:width="3.3cm" svg:height="1.98cm" svg:x="18.597cm" svg:y="10.381cm" svg:viewBox="0 0 3301 1981" draw:points="0,990 1650,0 3301,990 1650,1981">
              <text:p/>
            </draw:polygon>
          </draw:g>
          <draw:frame draw:style-name="gr11" draw:text-style-name="P4" draw:layer="layout" svg:width="2.75cm" svg:height="1.485cm" svg:x="18.872cm" svg:y="10.629cm">
            <draw:text-box>
              <text:p text:style-name="P3"><text:span text:style-name="T1">Zykluszeit</text:span></text:p>
              <text:p text:style-name="P3"><text:span text:style-name="T1">Zu lang</text:span></text:p>
            </draw:text-box>
          </draw:frame>
        </draw:g>
        <draw:g>
          <draw:line draw:style-name="gr4" draw:text-style-name="P2" draw:layer="layout" svg:x1="20.247cm" svg:y1="8.881cm" svg:x2="20.247cm" svg:y2="10.38cm">
            <text:p/>
          </draw:line>
          <draw:frame draw:style-name="gr12" draw:text-style-name="P9" draw:layer="layout" svg:width="1.411cm" svg:height="0.623cm" svg:x="19.297cm" svg:y="9.101cm">
            <draw:text-box>
              <text:p text:style-name="P3"><text:span text:style-name="T3">Ja</text:span></text:p>
            </draw:text-box>
          </draw:frame>
        </draw:g>
        <draw:g xml:id="id2" draw:id="id2">
          <draw:g>
            <draw:polygon draw:style-name="gr5" draw:text-style-name="P5" draw:layer="layout" svg:width="3.3cm" svg:height="1.5cm" svg:x="23.397cm" svg:y="10.621cm" svg:viewBox="0 0 3301 1501" draw:points="0,1501 3301,1501 3301,0 0,0">
              <text:p/>
            </draw:polygon>
            <draw:polygon draw:style-name="gr6" draw:text-style-name="P5" draw:layer="layout" svg:width="3.3cm" svg:height="1.5cm" svg:x="23.397cm" svg:y="10.621cm" svg:viewBox="0 0 3301 1501" draw:points="0,1501 3301,1501 3301,0 0,0">
              <text:p/>
            </draw:polygon>
          </draw:g>
          <draw:frame draw:style-name="gr7" draw:text-style-name="P6" draw:layer="layout" svg:width="3.3cm" svg:height="1.5cm" svg:x="23.397cm" svg:y="10.621cm">
            <draw:text-box>
              <text:p text:style-name="P3"><text:span text:style-name="T1">- Initialisierung prüfen</text:span></text:p>
              <text:p text:style-name="P3"><text:span text:style-name="T1">- Sensordaten abfragen</text:span></text:p>
            </draw:text-box>
          </draw:frame>
        </draw:g>
        <draw:g>
          <draw:line draw:style-name="gr4" draw:text-style-name="P2" draw:layer="layout" svg:x1="21.897cm" svg:y1="11.401cm" svg:x2="23.397cm" svg:y2="11.401cm">
            <text:p/>
          </draw:line>
          <draw:frame draw:style-name="gr12" draw:text-style-name="P4" draw:layer="layout" svg:width="1.411cm" svg:height="0.623cm" svg:x="21.786cm" svg:y="10.878cm">
            <draw:text-box>
              <text:p text:style-name="P3"><text:span text:style-name="T3">Nein</text:span></text:p>
            </draw:text-box>
          </draw:frame>
        </draw:g>
        <draw:g>
          <draw:g>
            <draw:path draw:style-name="gr1" draw:text-style-name="P1" draw:layer="layout" svg:width="2.501cm" svg:height="1cm" svg:x="18.997cm" svg:y="13.861cm" svg:viewBox="0 0 2502 1001" svg:d="M500 1001h1502c87 0 174-23 250-67s139-107 183-183 67-163 67-251c0-87-23-174-67-250s-107-139-183-183-163-67-250-67h-1502c-87 0-174 23-250 67s-139 107-183 183-67 163-67 251c0 87 23 174 67 250s107 139 183 183 163 67 250 67z">
              <text:p/>
            </draw:path>
            <draw:path draw:style-name="gr2" draw:text-style-name="P2" draw:layer="layout" svg:width="2.501cm" svg:height="1cm" svg:x="18.997cm" svg:y="13.861cm" svg:viewBox="0 0 2502 1001" svg:d="M500 1001h1502c87 0 174-23 250-67s139-107 183-183 67-163 67-251c0-87-23-174-67-250s-107-139-183-183-163-67-250-67h-1502c-87 0-174 23-250 67s-139 107-183 183-67 163-67 251c0 87 23 174 67 250s107 139 183 183 163 67 250 67z">
              <text:p/>
            </draw:path>
          </draw:g>
          <draw:frame draw:style-name="gr3" draw:text-style-name="P4" draw:layer="layout" svg:width="2.5cm" svg:height="1cm" svg:x="18.997cm" svg:y="13.861cm">
            <draw:text-box>
              <text:p text:style-name="P3"><text:span text:style-name="T1">Steuerung neustarten</text:span></text:p>
            </draw:text-box>
          </draw:frame>
        </draw:g>
        <draw:g>
          <draw:line draw:style-name="gr4" draw:text-style-name="P2" draw:layer="layout" svg:x1="20.248cm" svg:y1="12.373cm" svg:x2="20.248cm" svg:y2="13.872cm">
            <text:p/>
          </draw:line>
          <draw:frame draw:style-name="gr12" draw:text-style-name="P9" draw:layer="layout" svg:width="1.411cm" svg:height="0.623cm" svg:x="19.298cm" svg:y="12.593cm">
            <draw:text-box>
              <text:p text:style-name="P3"><text:span text:style-name="T3">Ja</text:span></text:p>
            </draw:text-box>
          </draw:frame>
        </draw:g>
        <draw:connector draw:style-name="gr13" draw:text-style-name="P10" draw:layer="layout" svg:x1="21.498cm" svg:y1="4.651cm" svg:x2="26.698cm" svg:y2="11.371cm" draw:start-shape="id1" draw:start-glue-point="1" draw:end-shape="id2" draw:end-glue-point="1" svg:d="M21498 4651h5705v6720h-505" svg:viewBox="0 0 5706 672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alibri1" svg:font-family="Calibri"/>
    <style:font-face style:name="Arial1" svg:font-family="Arial" style:font-pitch="variable"/>
    <style:font-face style:name="Calibri" svg:font-family="Calibri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arker_5f_0" draw:display-name="Marker_0" svg:viewBox="0 0 20 20" svg:d="M10 0l-10 2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date>2020-09-10T21:29:18.855000000</dc:date>
    <dc:description/>
    <dc:language>de-DE</dc:language>
    <dc:subject/>
    <dc:title/>
    <meta:creation-date>2020-08-19T07:59:16Z</meta:creation-date>
    <meta:initial-creator>Jörn Weise</meta:initial-creator>
    <meta:keyword/>
    <meta:generator>LibreOffice/6.4.0.3$Windows_X86_64 LibreOffice_project/b0a288ab3d2d4774cb44b62f04d5d28733ac6df8</meta:generator>
    <meta:editing-duration>PT31M9S</meta:editing-duration>
    <meta:editing-cycles>2</meta:editing-cycles>
    <meta:document-statistic meta:object-count="108"/>
    <meta:user-defined meta:name="category"/>
    <meta:user-defined meta:name="company">VITRONIC</meta:user-defined>
    <meta:template xlink:type="simple" xlink:actuate="onRequest" xlink:title="BASFLO_M.vstx" xlink:href=""/>
  </office:meta>
</office:document-meta>
</file>